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2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5.914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6.10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Sun Nov 29 22:53:41 200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ame=./montecarlo-0.2.0</text:p>
          </table:table-cell>
          <table:table-cell office:value-type="string">
            <text:p><text:s/>dim=32</text:p>
          </table:table-cell>
          <table:table-cell office:value-type="string">
            <text:p><text:s/>n_co=10</text:p>
          </table:table-cell>
          <table:table-cell office:value-type="string">
            <text:p><text:s/>n_sweeps=100000</text:p>
          </table:table-cell>
          <table:table-cell office:value-type="string">
            <text:p><text:s/>out_name=32x32theta0.01noint.csv</text:p>
          </table:table-cell>
        </table:table-row>
        <table:table-row table:style-name="ro1">
          <table:table-cell office:value-type="string">
            <text:p>Interaction mode: No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ir correlation function.</text:p>
          </table:table-cell>
          <table:table-cell table:number-columns-repeated="4"/>
        </table:table-row>
        <table:table-row table:style-name="ro1">
          <table:table-cell office:value-type="string">
            <text:p>Bin resolution: 0.00707106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in centre</text:p>
          </table:table-cell>
          <table:table-cell office:value-type="string">
            <text:p>Probability</text:p>
          </table:table-cell>
          <table:table-cell office:value-type="string">
            <text:p>Number in bin</text:p>
          </table:table-cell>
          <table:table-cell>
            <draw:frame table:end-cell-address="Sheet1.H39" table:end-x="2.205cm" table:end-y="0.321cm" draw:z-index="0" draw:style-name="gr1" svg:width="15.367cm" svg:height="12.486cm" svg:x="0.844cm" svg:y="0.029cm">
              <draw:object draw:notify-on-update-of-ranges="Sheet1.A13:Sheet1.A104 Sheet1.B13:Sheet1.B1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7071068">
            <text:p>0.71</text:p>
          </table:table-cell>
          <table:table-cell office:value-type="float" office:value="0.005834">
            <text:p>0.01</text:p>
          </table:table-cell>
          <table:table-cell office:value-type="float" office:value="52506">
            <text:p>52506</text:p>
          </table:table-cell>
          <table:table-cell table:number-columns-repeated="2"/>
        </table:table-row>
        <table:table-row table:style-name="ro1">
          <table:table-cell office:value-type="float" office:value="1.2232947">
            <text:p>1.22</text:p>
          </table:table-cell>
          <table:table-cell office:value-type="float" office:value="0.005852">
            <text:p>0.01</text:p>
          </table:table-cell>
          <table:table-cell office:value-type="float" office:value="52668">
            <text:p>52668</text:p>
          </table:table-cell>
          <table:table-cell table:number-columns-repeated="2"/>
        </table:table-row>
        <table:table-row table:style-name="ro1">
          <table:table-cell office:value-type="float" office:value="1.4142136">
            <text:p>1.41</text:p>
          </table:table-cell>
          <table:table-cell office:value-type="float" office:value="0.005811333">
            <text:p>0.01</text:p>
          </table:table-cell>
          <table:table-cell office:value-type="float" office:value="52302">
            <text:p>52302</text:p>
          </table:table-cell>
          <table:table-cell table:number-columns-repeated="2"/>
        </table:table-row>
        <table:table-row table:style-name="ro1">
          <table:table-cell office:value-type="float" office:value="1.873833">
            <text:p>1.87</text:p>
          </table:table-cell>
          <table:table-cell office:value-type="float" office:value="0.011572889">
            <text:p>0.01</text:p>
          </table:table-cell>
          <table:table-cell office:value-type="float" office:value="104156">
            <text:p>104156</text:p>
          </table:table-cell>
          <table:table-cell table:number-columns-repeated="2"/>
        </table:table-row>
        <table:table-row table:style-name="ro1">
          <table:table-cell office:value-type="float" office:value="2.1213203">
            <text:p>2.12</text:p>
          </table:table-cell>
          <table:table-cell office:value-type="float" office:value="0.005803111">
            <text:p>0.01</text:p>
          </table:table-cell>
          <table:table-cell office:value-type="float" office:value="52228">
            <text:p>52228</text:p>
          </table:table-cell>
          <table:table-cell table:number-columns-repeated="2"/>
        </table:table-row>
        <table:table-row table:style-name="ro1">
          <table:table-cell office:value-type="float" office:value="2.4465895">
            <text:p>2.45</text:p>
          </table:table-cell>
          <table:table-cell office:value-type="float" office:value="0.005755555">
            <text:p>0.01</text:p>
          </table:table-cell>
          <table:table-cell office:value-type="float" office:value="51800">
            <text:p>51800</text:p>
          </table:table-cell>
          <table:table-cell table:number-columns-repeated="2"/>
        </table:table-row>
        <table:table-row table:style-name="ro1">
          <table:table-cell office:value-type="float" office:value="2.5526555">
            <text:p>2.55</text:p>
          </table:table-cell>
          <table:table-cell office:value-type="float" office:value="0.011542444">
            <text:p>0.01</text:p>
          </table:table-cell>
          <table:table-cell office:value-type="float" office:value="103882">
            <text:p>103882</text:p>
          </table:table-cell>
          <table:table-cell table:number-columns-repeated="2"/>
        </table:table-row>
        <table:table-row table:style-name="ro1">
          <table:table-cell office:value-type="float" office:value="2.8284271">
            <text:p>2.83</text:p>
          </table:table-cell>
          <table:table-cell office:value-type="float" office:value="0.005734222">
            <text:p>0.01</text:p>
          </table:table-cell>
          <table:table-cell office:value-type="float" office:value="51608">
            <text:p>51608</text:p>
          </table:table-cell>
          <table:table-cell table:number-columns-repeated="2"/>
        </table:table-row>
        <table:table-row table:style-name="ro1">
          <table:table-cell office:value-type="float" office:value="3.0829856">
            <text:p>3.08</text:p>
          </table:table-cell>
          <table:table-cell office:value-type="float" office:value="0.011524222">
            <text:p>0.01</text:p>
          </table:table-cell>
          <table:table-cell office:value-type="float" office:value="103718">
            <text:p>103718</text:p>
          </table:table-cell>
          <table:table-cell table:number-columns-repeated="2"/>
        </table:table-row>
        <table:table-row table:style-name="ro1">
          <table:table-cell office:value-type="float" office:value="3.2385491">
            <text:p>3.24</text:p>
          </table:table-cell>
          <table:table-cell office:value-type="float" office:value="0.011564445">
            <text:p>0.01</text:p>
          </table:table-cell>
          <table:table-cell office:value-type="float" office:value="104080">
            <text:p>104080</text:p>
          </table:table-cell>
          <table:table-cell table:number-columns-repeated="2"/>
        </table:table-row>
        <table:table-row table:style-name="ro1">
          <table:table-cell office:value-type="float" office:value="3.5355339">
            <text:p>3.54</text:p>
          </table:table-cell>
          <table:table-cell office:value-type="float" office:value="0.005819555">
            <text:p>0.01</text:p>
          </table:table-cell>
          <table:table-cell office:value-type="float" office:value="52376">
            <text:p>52376</text:p>
          </table:table-cell>
          <table:table-cell table:number-columns-repeated="2"/>
        </table:table-row>
        <table:table-row table:style-name="ro1">
          <table:table-cell office:value-type="float" office:value="3.6769553">
            <text:p>3.68</text:p>
          </table:table-cell>
          <table:table-cell office:value-type="float" office:value="0.005901333">
            <text:p>0.01</text:p>
          </table:table-cell>
          <table:table-cell office:value-type="float" office:value="53112">
            <text:p>53112</text:p>
          </table:table-cell>
          <table:table-cell table:number-columns-repeated="2"/>
        </table:table-row>
        <table:table-row table:style-name="ro1">
          <table:table-cell office:value-type="float" office:value="3.7405949">
            <text:p>3.74</text:p>
          </table:table-cell>
          <table:table-cell office:value-type="float" office:value="0.011673777">
            <text:p>0.01</text:p>
          </table:table-cell>
          <table:table-cell office:value-type="float" office:value="105064">
            <text:p>105064</text:p>
          </table:table-cell>
          <table:table-cell table:number-columns-repeated="2"/>
        </table:table-row>
        <table:table-row table:style-name="ro1">
          <table:table-cell office:value-type="float" office:value="3.9385848">
            <text:p>3.94</text:p>
          </table:table-cell>
          <table:table-cell office:value-type="float" office:value="0.011530444">
            <text:p>0.01</text:p>
          </table:table-cell>
          <table:table-cell office:value-type="float" office:value="103774">
            <text:p>103774</text:p>
          </table:table-cell>
          <table:table-cell table:number-columns-repeated="2"/>
        </table:table-row>
        <table:table-row table:style-name="ro1">
          <table:table-cell office:value-type="float" office:value="4.2426407">
            <text:p>4.24</text:p>
          </table:table-cell>
          <table:table-cell office:value-type="float" office:value="0.005794">
            <text:p>0.01</text:p>
          </table:table-cell>
          <table:table-cell office:value-type="float" office:value="52146">
            <text:p>52146</text:p>
          </table:table-cell>
          <table:table-cell table:number-columns-repeated="2"/>
        </table:table-row>
        <table:table-row table:style-name="ro1">
          <table:table-cell office:value-type="float" office:value="4.2992092">
            <text:p>4.3</text:p>
          </table:table-cell>
          <table:table-cell office:value-type="float" office:value="0.011657556">
            <text:p>0.01</text:p>
          </table:table-cell>
          <table:table-cell office:value-type="float" office:value="104918">
            <text:p>104918</text:p>
          </table:table-cell>
          <table:table-cell table:number-columns-repeated="2"/>
        </table:table-row>
        <table:table-row table:style-name="ro1">
          <table:table-cell office:value-type="float" office:value="4.4123463">
            <text:p>4.41</text:p>
          </table:table-cell>
          <table:table-cell office:value-type="float" office:value="0.011665556">
            <text:p>0.01</text:p>
          </table:table-cell>
          <table:table-cell office:value-type="float" office:value="104990">
            <text:p>104990</text:p>
          </table:table-cell>
          <table:table-cell table:number-columns-repeated="2"/>
        </table:table-row>
        <table:table-row table:style-name="ro1">
          <table:table-cell office:value-type="float" office:value="4.6386205">
            <text:p>4.64</text:p>
          </table:table-cell>
          <table:table-cell office:value-type="float" office:value="0.011639556">
            <text:p>0.01</text:p>
          </table:table-cell>
          <table:table-cell office:value-type="float" office:value="104756">
            <text:p>104756</text:p>
          </table:table-cell>
          <table:table-cell table:number-columns-repeated="2"/>
        </table:table-row>
        <table:table-row table:style-name="ro1">
          <table:table-cell office:value-type="float" office:value="4.90025">
            <text:p>4.9</text:p>
          </table:table-cell>
          <table:table-cell office:value-type="float" office:value="0.005806">
            <text:p>0.01</text:p>
          </table:table-cell>
          <table:table-cell office:value-type="float" office:value="52254">
            <text:p>52254</text:p>
          </table:table-cell>
          <table:table-cell table:number-columns-repeated="2"/>
        </table:table-row>
        <table:table-row table:style-name="ro1">
          <table:table-cell office:value-type="float" office:value="4.9497475">
            <text:p>4.95</text:p>
          </table:table-cell>
          <table:table-cell office:value-type="float" office:value="0.017406">
            <text:p>0.02</text:p>
          </table:table-cell>
          <table:table-cell office:value-type="float" office:value="156654">
            <text:p>156654</text:p>
          </table:table-cell>
          <table:table-cell table:number-columns-repeated="2"/>
        </table:table-row>
        <table:table-row table:style-name="ro1">
          <table:table-cell office:value-type="float" office:value="5.0982399">
            <text:p>5.1</text:p>
          </table:table-cell>
          <table:table-cell office:value-type="float" office:value="0.011615556">
            <text:p>0.01</text:p>
          </table:table-cell>
          <table:table-cell office:value-type="float" office:value="104540">
            <text:p>104540</text:p>
          </table:table-cell>
          <table:table-cell table:number-columns-repeated="2"/>
        </table:table-row>
        <table:table-row table:style-name="ro1">
          <table:table-cell office:value-type="float" office:value="5.3386562">
            <text:p>5.34</text:p>
          </table:table-cell>
          <table:table-cell office:value-type="float" office:value="0.011586222">
            <text:p>0.01</text:p>
          </table:table-cell>
          <table:table-cell office:value-type="float" office:value="104276">
            <text:p>104276</text:p>
          </table:table-cell>
          <table:table-cell table:number-columns-repeated="2"/>
        </table:table-row>
        <table:table-row table:style-name="ro1">
          <table:table-cell office:value-type="float" office:value="5.522504">
            <text:p>5.52</text:p>
          </table:table-cell>
          <table:table-cell office:value-type="float" office:value="0.011690444">
            <text:p>0.01</text:p>
          </table:table-cell>
          <table:table-cell office:value-type="float" office:value="105214">
            <text:p>105214</text:p>
          </table:table-cell>
          <table:table-cell table:number-columns-repeated="2"/>
        </table:table-row>
        <table:table-row table:style-name="ro1">
          <table:table-cell office:value-type="float" office:value="5.6144278">
            <text:p>5.61</text:p>
          </table:table-cell>
          <table:table-cell office:value-type="float" office:value="0.011777556">
            <text:p>0.01</text:p>
          </table:table-cell>
          <table:table-cell office:value-type="float" office:value="105998">
            <text:p>105998</text:p>
          </table:table-cell>
          <table:table-cell table:number-columns-repeated="2"/>
        </table:table-row>
        <table:table-row table:style-name="ro1">
          <table:table-cell office:value-type="float" office:value="5.6568542">
            <text:p>5.66</text:p>
          </table:table-cell>
          <table:table-cell office:value-type="float" office:value="0.005934444">
            <text:p>0.01</text:p>
          </table:table-cell>
          <table:table-cell office:value-type="float" office:value="53410">
            <text:p>53410</text:p>
          </table:table-cell>
          <table:table-cell table:number-columns-repeated="2"/>
        </table:table-row>
        <table:table-row table:style-name="ro1">
          <table:table-cell office:value-type="float" office:value="5.7912045">
            <text:p>5.79</text:p>
          </table:table-cell>
          <table:table-cell office:value-type="float" office:value="0.011707556">
            <text:p>0.01</text:p>
          </table:table-cell>
          <table:table-cell office:value-type="float" office:value="105368">
            <text:p>105368</text:p>
          </table:table-cell>
          <table:table-cell table:number-columns-repeated="2"/>
        </table:table-row>
        <table:table-row table:style-name="ro1">
          <table:table-cell office:value-type="float" office:value="6.0386919">
            <text:p>6.04</text:p>
          </table:table-cell>
          <table:table-cell office:value-type="float" office:value="0.011714667">
            <text:p>0.01</text:p>
          </table:table-cell>
          <table:table-cell office:value-type="float" office:value="105432">
            <text:p>105432</text:p>
          </table:table-cell>
          <table:table-cell table:number-columns-repeated="2"/>
        </table:table-row>
        <table:table-row table:style-name="ro1">
          <table:table-cell office:value-type="float" office:value="6.1235447">
            <text:p>6.12</text:p>
          </table:table-cell>
          <table:table-cell office:value-type="float" office:value="0.005823778">
            <text:p>0.01</text:p>
          </table:table-cell>
          <table:table-cell office:value-type="float" office:value="52414">
            <text:p>52414</text:p>
          </table:table-cell>
          <table:table-cell table:number-columns-repeated="2"/>
        </table:table-row>
        <table:table-row table:style-name="ro1">
          <table:table-cell office:value-type="float" office:value="6.1659711">
            <text:p>6.17</text:p>
          </table:table-cell>
          <table:table-cell office:value-type="float" office:value="0.011786889">
            <text:p>0.01</text:p>
          </table:table-cell>
          <table:table-cell office:value-type="float" office:value="106082">
            <text:p>106082</text:p>
          </table:table-cell>
          <table:table-cell table:number-columns-repeated="2"/>
        </table:table-row>
        <table:table-row table:style-name="ro1">
          <table:table-cell office:value-type="float" office:value="6.2861793">
            <text:p>6.29</text:p>
          </table:table-cell>
          <table:table-cell office:value-type="float" office:value="0.011731556">
            <text:p>0.01</text:p>
          </table:table-cell>
          <table:table-cell office:value-type="float" office:value="105584">
            <text:p>105584</text:p>
          </table:table-cell>
          <table:table-cell table:number-columns-repeated="2"/>
        </table:table-row>
        <table:table-row table:style-name="ro1">
          <table:table-cell office:value-type="float" office:value="6.363961">
            <text:p>6.36</text:p>
          </table:table-cell>
          <table:table-cell office:value-type="float" office:value="0.005846667">
            <text:p>0.01</text:p>
          </table:table-cell>
          <table:table-cell office:value-type="float" office:value="52620">
            <text:p>52620</text:p>
          </table:table-cell>
          <table:table-cell table:number-columns-repeated="2"/>
        </table:table-row>
        <table:table-row table:style-name="ro1">
          <table:table-cell office:value-type="float" office:value="6.4841692">
            <text:p>6.48</text:p>
          </table:table-cell>
          <table:table-cell office:value-type="float" office:value="0.011723778">
            <text:p>0.01</text:p>
          </table:table-cell>
          <table:table-cell office:value-type="float" office:value="105514">
            <text:p>105514</text:p>
          </table:table-cell>
          <table:table-cell table:number-columns-repeated="2"/>
        </table:table-row>
        <table:table-row table:style-name="ro1">
          <table:table-cell office:value-type="float" office:value="6.7457987">
            <text:p>6.75</text:p>
          </table:table-cell>
          <table:table-cell office:value-type="float" office:value="0.023544222">
            <text:p>0.02</text:p>
          </table:table-cell>
          <table:table-cell office:value-type="float" office:value="211898">
            <text:p>211898</text:p>
          </table:table-cell>
          <table:table-cell table:number-columns-repeated="2"/>
        </table:table-row>
        <table:table-row table:style-name="ro1">
          <table:table-cell office:value-type="float" office:value="6.8165094">
            <text:p>6.82</text:p>
          </table:table-cell>
          <table:table-cell office:value-type="float" office:value="0.011735556">
            <text:p>0.01</text:p>
          </table:table-cell>
          <table:table-cell office:value-type="float" office:value="105620">
            <text:p>105620</text:p>
          </table:table-cell>
          <table:table-cell table:number-columns-repeated="2"/>
        </table:table-row>
        <table:table-row table:style-name="ro1">
          <table:table-cell office:value-type="float" office:value="6.9650018">
            <text:p>6.97</text:p>
          </table:table-cell>
          <table:table-cell office:value-type="float" office:value="0.011739556">
            <text:p>0.01</text:p>
          </table:table-cell>
          <table:table-cell office:value-type="float" office:value="105656">
            <text:p>105656</text:p>
          </table:table-cell>
          <table:table-cell table:number-columns-repeated="2"/>
        </table:table-row>
        <table:table-row table:style-name="ro1">
          <table:table-cell office:value-type="float" office:value="7.0710678">
            <text:p>7.07</text:p>
          </table:table-cell>
          <table:table-cell office:value-type="float" office:value="0.005854">
            <text:p>0.01</text:p>
          </table:table-cell>
          <table:table-cell office:value-type="float" office:value="52686">
            <text:p>52686</text:p>
          </table:table-cell>
          <table:table-cell table:number-columns-repeated="2"/>
        </table:table-row>
        <table:table-row table:style-name="ro1">
          <table:table-cell office:value-type="float" office:value="7.1771338">
            <text:p>7.18</text:p>
          </table:table-cell>
          <table:table-cell office:value-type="float" office:value="0.011801777">
            <text:p>0.01</text:p>
          </table:table-cell>
          <table:table-cell office:value-type="float" office:value="106216">
            <text:p>106216</text:p>
          </table:table-cell>
          <table:table-cell table:number-columns-repeated="2"/>
        </table:table-row>
        <table:table-row table:style-name="ro1">
          <table:table-cell office:value-type="float" office:value="7.3468395">
            <text:p>7.35</text:p>
          </table:table-cell>
          <table:table-cell office:value-type="float" office:value="0.005911111">
            <text:p>0.01</text:p>
          </table:table-cell>
          <table:table-cell office:value-type="float" office:value="53200">
            <text:p>53200</text:p>
          </table:table-cell>
          <table:table-cell table:number-columns-repeated="2"/>
        </table:table-row>
        <table:table-row table:style-name="ro1">
          <table:table-cell office:value-type="float" office:value="7.3821948">
            <text:p>7.38</text:p>
          </table:table-cell>
          <table:table-cell office:value-type="float" office:value="0.011719556">
            <text:p>0.01</text:p>
          </table:table-cell>
          <table:table-cell office:value-type="float" office:value="105476">
            <text:p>105476</text:p>
          </table:table-cell>
          <table:table-cell table:number-columns-repeated="2"/>
        </table:table-row>
        <table:table-row table:style-name="ro1">
          <table:table-cell office:value-type="float" office:value="7.4529055">
            <text:p>7.45</text:p>
          </table:table-cell>
          <table:table-cell office:value-type="float" office:value="0.011706444">
            <text:p>0.01</text:p>
          </table:table-cell>
          <table:table-cell office:value-type="float" office:value="105358">
            <text:p>105358</text:p>
          </table:table-cell>
          <table:table-cell table:number-columns-repeated="2"/>
        </table:table-row>
        <table:table-row table:style-name="ro1">
          <table:table-cell office:value-type="float" office:value="7.4811897">
            <text:p>7.48</text:p>
          </table:table-cell>
          <table:table-cell office:value-type="float" office:value="0.011730889">
            <text:p>0.01</text:p>
          </table:table-cell>
          <table:table-cell office:value-type="float" office:value="105578">
            <text:p>105578</text:p>
          </table:table-cell>
          <table:table-cell table:number-columns-repeated="2"/>
        </table:table-row>
        <table:table-row table:style-name="ro1">
          <table:table-cell office:value-type="float" office:value="7.6508954">
            <text:p>7.65</text:p>
          </table:table-cell>
          <table:table-cell office:value-type="float" office:value="0.011783333">
            <text:p>0.01</text:p>
          </table:table-cell>
          <table:table-cell office:value-type="float" office:value="106050">
            <text:p>106050</text:p>
          </table:table-cell>
          <table:table-cell table:number-columns-repeated="2"/>
        </table:table-row>
        <table:table-row table:style-name="ro1">
          <table:table-cell office:value-type="float" office:value="7.7781746">
            <text:p>7.78</text:p>
          </table:table-cell>
          <table:table-cell office:value-type="float" office:value="0.005825333">
            <text:p>0.01</text:p>
          </table:table-cell>
          <table:table-cell office:value-type="float" office:value="52428">
            <text:p>52428</text:p>
          </table:table-cell>
          <table:table-cell table:number-columns-repeated="2"/>
        </table:table-row>
        <table:table-row table:style-name="ro1">
          <table:table-cell office:value-type="float" office:value="7.8771695">
            <text:p>7.88</text:p>
          </table:table-cell>
          <table:table-cell office:value-type="float" office:value="0.011722">
            <text:p>0.01</text:p>
          </table:table-cell>
          <table:table-cell office:value-type="float" office:value="105498">
            <text:p>105498</text:p>
          </table:table-cell>
          <table:table-cell table:number-columns-repeated="2"/>
        </table:table-row>
        <table:table-row table:style-name="ro1">
          <table:table-cell office:value-type="float" office:value="7.9690934">
            <text:p>7.97</text:p>
          </table:table-cell>
          <table:table-cell office:value-type="float" office:value="0.011861111">
            <text:p>0.01</text:p>
          </table:table-cell>
          <table:table-cell office:value-type="float" office:value="106750">
            <text:p>106750</text:p>
          </table:table-cell>
          <table:table-cell table:number-columns-repeated="2"/>
        </table:table-row>
        <table:table-row table:style-name="ro1">
          <table:table-cell office:value-type="float" office:value="8.032733">
            <text:p>8.03</text:p>
          </table:table-cell>
          <table:table-cell office:value-type="float" office:value="0.011857555">
            <text:p>0.01</text:p>
          </table:table-cell>
          <table:table-cell office:value-type="float" office:value="106718">
            <text:p>106718</text:p>
          </table:table-cell>
          <table:table-cell table:number-columns-repeated="2"/>
        </table:table-row>
        <table:table-row table:style-name="ro1">
          <table:table-cell office:value-type="float" office:value="8.1529412">
            <text:p>8.15</text:p>
          </table:table-cell>
          <table:table-cell office:value-type="float" office:value="0.023576444">
            <text:p>0.02</text:p>
          </table:table-cell>
          <table:table-cell office:value-type="float" office:value="212188">
            <text:p>212188</text:p>
          </table:table-cell>
          <table:table-cell table:number-columns-repeated="2"/>
        </table:table-row>
        <table:table-row table:style-name="ro1">
          <table:table-cell office:value-type="float" office:value="8.336789">
            <text:p>8.34</text:p>
          </table:table-cell>
          <table:table-cell office:value-type="float" office:value="0.011846222">
            <text:p>0.01</text:p>
          </table:table-cell>
          <table:table-cell office:value-type="float" office:value="106616">
            <text:p>106616</text:p>
          </table:table-cell>
          <table:table-cell table:number-columns-repeated="2"/>
        </table:table-row>
        <table:table-row table:style-name="ro1">
          <table:table-cell office:value-type="float" office:value="8.4852814">
            <text:p>8.49</text:p>
          </table:table-cell>
          <table:table-cell office:value-type="float" office:value="0.005786889">
            <text:p>0.01</text:p>
          </table:table-cell>
          <table:table-cell office:value-type="float" office:value="52082">
            <text:p>52082</text:p>
          </table:table-cell>
          <table:table-cell table:number-columns-repeated="2"/>
        </table:table-row>
        <table:table-row table:style-name="ro1">
          <table:table-cell office:value-type="float" office:value="8.5701342">
            <text:p>8.57</text:p>
          </table:table-cell>
          <table:table-cell office:value-type="float" office:value="0.017684">
            <text:p>0.02</text:p>
          </table:table-cell>
          <table:table-cell office:value-type="float" office:value="159156">
            <text:p>159156</text:p>
          </table:table-cell>
          <table:table-cell table:number-columns-repeated="2"/>
        </table:table-row>
        <table:table-row table:style-name="ro1">
          <table:table-cell office:value-type="float" office:value="8.6054895">
            <text:p>8.61</text:p>
          </table:table-cell>
          <table:table-cell office:value-type="float" office:value="0.011903111">
            <text:p>0.01</text:p>
          </table:table-cell>
          <table:table-cell office:value-type="float" office:value="107128">
            <text:p>107128</text:p>
          </table:table-cell>
          <table:table-cell table:number-columns-repeated="2"/>
        </table:table-row>
        <table:table-row table:style-name="ro1">
          <table:table-cell office:value-type="float" office:value="8.6903423">
            <text:p>8.69</text:p>
          </table:table-cell>
          <table:table-cell office:value-type="float" office:value="0.011882">
            <text:p>0.01</text:p>
          </table:table-cell>
          <table:table-cell office:value-type="float" office:value="106938">
            <text:p>106938</text:p>
          </table:table-cell>
          <table:table-cell table:number-columns-repeated="2"/>
        </table:table-row>
        <table:table-row table:style-name="ro1">
          <table:table-cell office:value-type="float" office:value="8.8317637">
            <text:p>8.83</text:p>
          </table:table-cell>
          <table:table-cell office:value-type="float" office:value="0.011863777">
            <text:p>0.01</text:p>
          </table:table-cell>
          <table:table-cell office:value-type="float" office:value="106774">
            <text:p>106774</text:p>
          </table:table-cell>
          <table:table-cell table:number-columns-repeated="2"/>
        </table:table-row>
        <table:table-row table:style-name="ro1">
          <table:table-cell office:value-type="float" office:value="8.860048">
            <text:p>8.86</text:p>
          </table:table-cell>
          <table:table-cell office:value-type="float" office:value="0.011736">
            <text:p>0.01</text:p>
          </table:table-cell>
          <table:table-cell office:value-type="float" office:value="105624">
            <text:p>105624</text:p>
          </table:table-cell>
          <table:table-cell table:number-columns-repeated="2"/>
        </table:table-row>
        <table:table-row table:style-name="ro1">
          <table:table-cell office:value-type="float" office:value="9.0297536">
            <text:p>9.03</text:p>
          </table:table-cell>
          <table:table-cell office:value-type="float" office:value="0.011806889">
            <text:p>0.01</text:p>
          </table:table-cell>
          <table:table-cell office:value-type="float" office:value="106262">
            <text:p>106262</text:p>
          </table:table-cell>
          <table:table-cell table:number-columns-repeated="2"/>
        </table:table-row>
        <table:table-row table:style-name="ro1">
          <table:table-cell office:value-type="float" office:value="9.1923882">
            <text:p>9.19</text:p>
          </table:table-cell>
          <table:table-cell office:value-type="float" office:value="0.017735334">
            <text:p>0.02</text:p>
          </table:table-cell>
          <table:table-cell office:value-type="float" office:value="159618">
            <text:p>159618</text:p>
          </table:table-cell>
          <table:table-cell table:number-columns-repeated="2"/>
        </table:table-row>
        <table:table-row table:style-name="ro1">
          <table:table-cell office:value-type="float" office:value="9.2489567">
            <text:p>9.25</text:p>
          </table:table-cell>
          <table:table-cell office:value-type="float" office:value="0.011840222">
            <text:p>0.01</text:p>
          </table:table-cell>
          <table:table-cell office:value-type="float" office:value="106562">
            <text:p>106562</text:p>
          </table:table-cell>
          <table:table-cell table:number-columns-repeated="2"/>
        </table:table-row>
        <table:table-row table:style-name="ro1">
          <table:table-cell office:value-type="float" office:value="9.2701699">
            <text:p>9.27</text:p>
          </table:table-cell>
          <table:table-cell office:value-type="float" office:value="0.011718">
            <text:p>0.01</text:p>
          </table:table-cell>
          <table:table-cell office:value-type="float" office:value="105462">
            <text:p>105462</text:p>
          </table:table-cell>
          <table:table-cell table:number-columns-repeated="2"/>
        </table:table-row>
        <table:table-row table:style-name="ro1">
          <table:table-cell office:value-type="float" office:value="9.3550227">
            <text:p>9.36</text:p>
          </table:table-cell>
          <table:table-cell office:value-type="float" office:value="0.011822444">
            <text:p>0.01</text:p>
          </table:table-cell>
          <table:table-cell office:value-type="float" office:value="106402">
            <text:p>106402</text:p>
          </table:table-cell>
          <table:table-cell table:number-columns-repeated="2"/>
        </table:table-row>
        <table:table-row table:style-name="ro1">
          <table:table-cell office:value-type="float" office:value="9.5105862">
            <text:p>9.51</text:p>
          </table:table-cell>
          <table:table-cell office:value-type="float" office:value="0.011857111">
            <text:p>0.01</text:p>
          </table:table-cell>
          <table:table-cell office:value-type="float" office:value="106714">
            <text:p>106714</text:p>
          </table:table-cell>
          <table:table-cell table:number-columns-repeated="2"/>
        </table:table-row>
        <table:table-row table:style-name="ro1">
          <table:table-cell office:value-type="float" office:value="9.5671547">
            <text:p>9.57</text:p>
          </table:table-cell>
          <table:table-cell office:value-type="float" office:value="0.011686223">
            <text:p>0.01</text:p>
          </table:table-cell>
          <table:table-cell office:value-type="float" office:value="105176">
            <text:p>105176</text:p>
          </table:table-cell>
          <table:table-cell table:number-columns-repeated="2"/>
        </table:table-row>
        <table:table-row table:style-name="ro1">
          <table:table-cell office:value-type="float" office:value="9.7227182">
            <text:p>9.72</text:p>
          </table:table-cell>
          <table:table-cell office:value-type="float" office:value="0.011788889">
            <text:p>0.01</text:p>
          </table:table-cell>
          <table:table-cell office:value-type="float" office:value="106100">
            <text:p>106100</text:p>
          </table:table-cell>
          <table:table-cell table:number-columns-repeated="2"/>
        </table:table-row>
        <table:table-row table:style-name="ro1">
          <table:table-cell office:value-type="float" office:value="9.8005">
            <text:p>9.8</text:p>
          </table:table-cell>
          <table:table-cell office:value-type="float" office:value="0.005839333">
            <text:p>0.01</text:p>
          </table:table-cell>
          <table:table-cell office:value-type="float" office:value="52554">
            <text:p>52554</text:p>
          </table:table-cell>
          <table:table-cell table:number-columns-repeated="2"/>
        </table:table-row>
        <table:table-row table:style-name="ro1">
          <table:table-cell office:value-type="float" office:value="9.8217132">
            <text:p>9.82</text:p>
          </table:table-cell>
          <table:table-cell office:value-type="float" office:value="0.011748223">
            <text:p>0.01</text:p>
          </table:table-cell>
          <table:table-cell office:value-type="float" office:value="105734">
            <text:p>105734</text:p>
          </table:table-cell>
          <table:table-cell table:number-columns-repeated="2"/>
        </table:table-row>
        <table:table-row table:style-name="ro1">
          <table:table-cell office:value-type="float" office:value="9.8994949">
            <text:p>9.9</text:p>
          </table:table-cell>
          <table:table-cell office:value-type="float" office:value="0.017662667">
            <text:p>0.02</text:p>
          </table:table-cell>
          <table:table-cell office:value-type="float" office:value="158964">
            <text:p>158964</text:p>
          </table:table-cell>
          <table:table-cell table:number-columns-repeated="2"/>
        </table:table-row>
        <table:table-row table:style-name="ro1">
          <table:table-cell office:value-type="float" office:value="9.9772767">
            <text:p>9.98</text:p>
          </table:table-cell>
          <table:table-cell office:value-type="float" office:value="0.011831111">
            <text:p>0.01</text:p>
          </table:table-cell>
          <table:table-cell office:value-type="float" office:value="106480">
            <text:p>106480</text:p>
          </table:table-cell>
          <table:table-cell table:number-columns-repeated="2"/>
        </table:table-row>
        <table:table-row table:style-name="ro1">
          <table:table-cell office:value-type="float" office:value="10.0267742">
            <text:p>10.03</text:p>
          </table:table-cell>
          <table:table-cell office:value-type="float" office:value="0.011704">
            <text:p>0.01</text:p>
          </table:table-cell>
          <table:table-cell office:value-type="float" office:value="105336">
            <text:p>105336</text:p>
          </table:table-cell>
          <table:table-cell table:number-columns-repeated="2"/>
        </table:table-row>
        <table:table-row table:style-name="ro1">
          <table:table-cell office:value-type="float" office:value="10.1964798">
            <text:p>10.2</text:p>
          </table:table-cell>
          <table:table-cell office:value-type="float" office:value="0.011714222">
            <text:p>0.01</text:p>
          </table:table-cell>
          <table:table-cell office:value-type="float" office:value="105428">
            <text:p>105428</text:p>
          </table:table-cell>
          <table:table-cell table:number-columns-repeated="2"/>
        </table:table-row>
        <table:table-row table:style-name="ro1">
          <table:table-cell office:value-type="float" office:value="10.2742615">
            <text:p>10.27</text:p>
          </table:table-cell>
          <table:table-cell office:value-type="float" office:value="0.011698667">
            <text:p>0.01</text:p>
          </table:table-cell>
          <table:table-cell office:value-type="float" office:value="105288">
            <text:p>105288</text:p>
          </table:table-cell>
          <table:table-cell table:number-columns-repeated="2"/>
        </table:table-row>
        <table:table-row table:style-name="ro1">
          <table:table-cell office:value-type="float" office:value="10.4156829">
            <text:p>10.42</text:p>
          </table:table-cell>
          <table:table-cell office:value-type="float" office:value="0.023488667">
            <text:p>0.02</text:p>
          </table:table-cell>
          <table:table-cell office:value-type="float" office:value="211398">
            <text:p>211398</text:p>
          </table:table-cell>
          <table:table-cell table:number-columns-repeated="2"/>
        </table:table-row>
        <table:table-row table:style-name="ro1">
          <table:table-cell office:value-type="float" office:value="10.4651804">
            <text:p>10.47</text:p>
          </table:table-cell>
          <table:table-cell office:value-type="float" office:value="0.011804666">
            <text:p>0.01</text:p>
          </table:table-cell>
          <table:table-cell office:value-type="float" office:value="106242">
            <text:p>106242</text:p>
          </table:table-cell>
          <table:table-cell table:number-columns-repeated="2"/>
        </table:table-row>
        <table:table-row table:style-name="ro1">
          <table:table-cell office:value-type="float" office:value="10.5571042">
            <text:p>10.56</text:p>
          </table:table-cell>
          <table:table-cell office:value-type="float" office:value="0.011770222">
            <text:p>0.01</text:p>
          </table:table-cell>
          <table:table-cell office:value-type="float" office:value="105932">
            <text:p>105932</text:p>
          </table:table-cell>
          <table:table-cell table:number-columns-repeated="2"/>
        </table:table-row>
        <table:table-row table:style-name="ro1">
          <table:table-cell office:value-type="float" office:value="10.6066017">
            <text:p>10.61</text:p>
          </table:table-cell>
          <table:table-cell office:value-type="float" office:value="0.005954444">
            <text:p>0.01</text:p>
          </table:table-cell>
          <table:table-cell office:value-type="float" office:value="53590">
            <text:p>53590</text:p>
          </table:table-cell>
          <table:table-cell table:number-columns-repeated="2"/>
        </table:table-row>
        <table:table-row table:style-name="ro1">
          <table:table-cell office:value-type="float" office:value="10.6773124">
            <text:p>10.68</text:p>
          </table:table-cell>
          <table:table-cell office:value-type="float" office:value="0.011683334">
            <text:p>0.01</text:p>
          </table:table-cell>
          <table:table-cell office:value-type="float" office:value="105150">
            <text:p>105150</text:p>
          </table:table-cell>
          <table:table-cell table:number-columns-repeated="2"/>
        </table:table-row>
        <table:table-row table:style-name="ro1">
          <table:table-cell office:value-type="float" office:value="10.6985256">
            <text:p>10.7</text:p>
          </table:table-cell>
          <table:table-cell office:value-type="float" office:value="0.011680445">
            <text:p>0.01</text:p>
          </table:table-cell>
          <table:table-cell office:value-type="float" office:value="105124">
            <text:p>105124</text:p>
          </table:table-cell>
          <table:table-cell table:number-columns-repeated="2"/>
        </table:table-row>
        <table:table-row table:style-name="ro1">
          <table:table-cell office:value-type="float" office:value="10.8823734">
            <text:p>10.88</text:p>
          </table:table-cell>
          <table:table-cell office:value-type="float" office:value="0.011727778">
            <text:p>0.01</text:p>
          </table:table-cell>
          <table:table-cell office:value-type="float" office:value="105550">
            <text:p>105550</text:p>
          </table:table-cell>
          <table:table-cell table:number-columns-repeated="2"/>
        </table:table-row>
        <table:table-row table:style-name="ro1">
          <table:table-cell office:value-type="float" office:value="10.9742972">
            <text:p>10.97</text:p>
          </table:table-cell>
          <table:table-cell office:value-type="float" office:value="0.011759111">
            <text:p>0.01</text:p>
          </table:table-cell>
          <table:table-cell office:value-type="float" office:value="105832">
            <text:p>105832</text:p>
          </table:table-cell>
          <table:table-cell table:number-columns-repeated="2"/>
        </table:table-row>
        <table:table-row table:style-name="ro1">
          <table:table-cell office:value-type="float" office:value="11.0237947">
            <text:p>11.02</text:p>
          </table:table-cell>
          <table:table-cell office:value-type="float" office:value="0.005826">
            <text:p>0.01</text:p>
          </table:table-cell>
          <table:table-cell office:value-type="float" office:value="52434">
            <text:p>52434</text:p>
          </table:table-cell>
          <table:table-cell table:number-columns-repeated="2"/>
        </table:table-row>
        <table:table-row table:style-name="ro1">
          <table:table-cell office:value-type="float" office:value="11.0450079">
            <text:p>11.05</text:p>
          </table:table-cell>
          <table:table-cell office:value-type="float" office:value="0.011724">
            <text:p>0.01</text:p>
          </table:table-cell>
          <table:table-cell office:value-type="float" office:value="105516">
            <text:p>105516</text:p>
          </table:table-cell>
          <table:table-cell table:number-columns-repeated="2"/>
        </table:table-row>
        <table:table-row table:style-name="ro1">
          <table:table-cell office:value-type="float" office:value="11.1157186">
            <text:p>11.12</text:p>
          </table:table-cell>
          <table:table-cell office:value-type="float" office:value="0.023532223">
            <text:p>0.02</text:p>
          </table:table-cell>
          <table:table-cell office:value-type="float" office:value="211790">
            <text:p>211790</text:p>
          </table:table-cell>
          <table:table-cell table:number-columns-repeated="2"/>
        </table:table-row>
        <table:table-row table:style-name="ro1">
          <table:table-cell office:value-type="float" office:value="11.2217846">
            <text:p>11.22</text:p>
          </table:table-cell>
          <table:table-cell office:value-type="float" office:value="0.011685333">
            <text:p>0.01</text:p>
          </table:table-cell>
          <table:table-cell office:value-type="float" office:value="105168">
            <text:p>105168</text:p>
          </table:table-cell>
          <table:table-cell table:number-columns-repeated="2"/>
        </table:table-row>
        <table:table-row table:style-name="ro1">
          <table:table-cell office:value-type="float" office:value="11.3137085">
            <text:p>11.31</text:p>
          </table:table-cell>
          <table:table-cell office:value-type="float" office:value="0.002909111">
            <text:p>0</text:p>
          </table:table-cell>
          <table:table-cell office:value-type="float" office:value="26182">
            <text:p>26182</text:p>
          </table:table-cell>
          <table:table-cell table:number-columns-repeated="2"/>
        </table:table-row>
        <table:table-row table:style-name="ro1">
          <table:table-cell office:value-type="float" office:value="11.3773481">
            <text:p>11.38</text:p>
          </table:table-cell>
          <table:table-cell office:value-type="float" office:value="0.01759089">
            <text:p>0.02</text:p>
          </table:table-cell>
          <table:table-cell office:value-type="float" office:value="158318">
            <text:p>158318</text:p>
          </table:table-cell>
          <table:table-cell table:number-columns-repeated="2"/>
        </table:table-row>
        <table:table-row table:style-name="ro1">
          <table:table-cell office:value-type="float" office:value="11.575338">
            <text:p>11.58</text:p>
          </table:table-cell>
          <table:table-cell office:value-type="float" office:value="0.005815778">
            <text:p>0.01</text:p>
          </table:table-cell>
          <table:table-cell office:value-type="float" office:value="52342">
            <text:p>52342</text:p>
          </table:table-cell>
          <table:table-cell table:number-columns-repeated="2"/>
        </table:table-row>
        <table:table-row table:style-name="ro1">
          <table:table-cell office:value-type="float" office:value="11.6389776">
            <text:p>11.64</text:p>
          </table:table-cell>
          <table:table-cell office:value-type="float" office:value="0.011744444">
            <text:p>0.01</text:p>
          </table:table-cell>
          <table:table-cell office:value-type="float" office:value="105700">
            <text:p>105700</text:p>
          </table:table-cell>
          <table:table-cell table:number-columns-repeated="2"/>
        </table:table-row>
        <table:table-row table:style-name="ro1">
          <table:table-cell office:value-type="float" office:value="11.681404">
            <text:p>11.68</text:p>
          </table:table-cell>
          <table:table-cell office:value-type="float" office:value="0.011799111">
            <text:p>0.01</text:p>
          </table:table-cell>
          <table:table-cell office:value-type="float" office:value="106192">
            <text:p>106192</text:p>
          </table:table-cell>
          <table:table-cell table:number-columns-repeated="2"/>
        </table:table-row>
        <table:table-row table:style-name="ro1">
          <table:table-cell office:value-type="float" office:value="11.7662568">
            <text:p>11.77</text:p>
          </table:table-cell>
          <table:table-cell office:value-type="float" office:value="0.011768889">
            <text:p>0.01</text:p>
          </table:table-cell>
          <table:table-cell office:value-type="float" office:value="105920">
            <text:p>105920</text:p>
          </table:table-cell>
          <table:table-cell table:number-columns-repeated="2"/>
        </table:table-row>
        <table:table-row table:style-name="ro1">
          <table:table-cell office:value-type="float" office:value="11.8935361">
            <text:p>11.89</text:p>
          </table:table-cell>
          <table:table-cell office:value-type="float" office:value="0.005902667">
            <text:p>0.01</text:p>
          </table:table-cell>
          <table:table-cell office:value-type="float" office:value="53124">
            <text:p>53124</text:p>
          </table:table-cell>
          <table:table-cell table:number-columns-repeated="2"/>
        </table:table-row>
        <table:table-row table:style-name="ro1">
          <table:table-cell office:value-type="float" office:value="12.2470895">
            <text:p>12.25</text:p>
          </table:table-cell>
          <table:table-cell office:value-type="float" office:value="0.005909778">
            <text:p>0.01</text:p>
          </table:table-cell>
          <table:table-cell office:value-type="float" office:value="53188">
            <text:p>53188</text:p>
          </table:table-cell>
          <table:table-cell table:number-columns-repeated="2"/>
        </table:table-row>
        <table:table-row table:style-name="ro1">
          <table:table-cell office:value-type="float" office:value="12.2683027">
            <text:p>12.27</text:p>
          </table:table-cell>
          <table:table-cell office:value-type="float" office:value="0.011803778">
            <text:p>0.01</text:p>
          </table:table-cell>
          <table:table-cell office:value-type="float" office:value="106234">
            <text:p>106234</text:p>
          </table:table-cell>
          <table:table-cell table:number-columns-repeated="2"/>
        </table:table-row>
        <table:table-row table:style-name="ro1">
          <table:table-cell office:value-type="float" office:value="12.3319423">
            <text:p>12.33</text:p>
          </table:table-cell>
          <table:table-cell office:value-type="float" office:value="0.005869556">
            <text:p>0.01</text:p>
          </table:table-cell>
          <table:table-cell office:value-type="float" office:value="52826">
            <text:p>52826</text:p>
          </table:table-cell>
          <table:table-cell table:number-columns-repeated="2"/>
        </table:table-row>
        <table:table-row table:style-name="ro1">
          <table:table-cell office:value-type="float" office:value="12.8622723">
            <text:p>12.86</text:p>
          </table:table-cell>
          <table:table-cell office:value-type="float" office:value="0.005898444">
            <text:p>0.01</text:p>
          </table:table-cell>
          <table:table-cell office:value-type="float" office:value="53086">
            <text:p>5308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----------------------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9">29/11/2009</text:date>, <text:time>23:0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Arthur Gordon-Wright</dc:creator>
    <dc:date>2009-11-29T23:02:3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spline-order="3" chart:sort-by-x-values="false" chart:right-angled-axes="true"/>
    </style:style>
    <style:style style:name="ch3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5.368cm" svg:height="12.487cm" chart:class="chart:scatter" chart:style-name="ch1">
        <chart:plot-area chart:style-name="ch2" table:cell-range-address="Sheet1.A13:Sheet1.B104" svg:x="0.307cm" svg:y="0.249cm" svg:width="14.753cm" svg:height="11.98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3:Sheet1.B104" chart:class="chart:scatter">
            <chart:domain table:cell-range-address="Sheet1.A13:Sheet1.A104"/>
            <chart:data-point chart:repeated="9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</table:table-cell>
              <table:table-cell office:value-type="float" office:value="0.7071068">
                <text:p>0.7071068</text:p>
              </table:table-cell>
              <table:table-cell office:value-type="float" office:value="0.005834">
                <text:p>0.005834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.2232947">
                <text:p>1.2232947</text:p>
              </table:table-cell>
              <table:table-cell office:value-type="float" office:value="0.005852">
                <text:p>0.005852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.4142136">
                <text:p>1.4142136</text:p>
              </table:table-cell>
              <table:table-cell office:value-type="float" office:value="0.005811333">
                <text:p>0.005811333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.873833">
                <text:p>1.873833</text:p>
              </table:table-cell>
              <table:table-cell office:value-type="float" office:value="0.011572889">
                <text:p>0.011572889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2.1213203">
                <text:p>2.1213203</text:p>
              </table:table-cell>
              <table:table-cell office:value-type="float" office:value="0.005803111">
                <text:p>0.00580311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2.4465895">
                <text:p>2.4465895</text:p>
              </table:table-cell>
              <table:table-cell office:value-type="float" office:value="0.005755555">
                <text:p>0.00575555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2.5526555">
                <text:p>2.5526555</text:p>
              </table:table-cell>
              <table:table-cell office:value-type="float" office:value="0.011542444">
                <text:p>0.01154244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2.8284271">
                <text:p>2.8284271</text:p>
              </table:table-cell>
              <table:table-cell office:value-type="float" office:value="0.005734222">
                <text:p>0.005734222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3.0829856">
                <text:p>3.0829856</text:p>
              </table:table-cell>
              <table:table-cell office:value-type="float" office:value="0.011524222">
                <text:p>0.01152422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3.2385491">
                <text:p>3.2385491</text:p>
              </table:table-cell>
              <table:table-cell office:value-type="float" office:value="0.011564445">
                <text:p>0.011564445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3.5355339">
                <text:p>3.5355339</text:p>
              </table:table-cell>
              <table:table-cell office:value-type="float" office:value="0.005819555">
                <text:p>0.005819555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3.6769553">
                <text:p>3.6769553</text:p>
              </table:table-cell>
              <table:table-cell office:value-type="float" office:value="0.005901333">
                <text:p>0.005901333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3.7405949">
                <text:p>3.7405949</text:p>
              </table:table-cell>
              <table:table-cell office:value-type="float" office:value="0.011673777">
                <text:p>0.011673777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3.9385848">
                <text:p>3.9385848</text:p>
              </table:table-cell>
              <table:table-cell office:value-type="float" office:value="0.011530444">
                <text:p>0.01153044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4.2426407">
                <text:p>4.2426407</text:p>
              </table:table-cell>
              <table:table-cell office:value-type="float" office:value="0.005794">
                <text:p>0.005794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4.2992092">
                <text:p>4.2992092</text:p>
              </table:table-cell>
              <table:table-cell office:value-type="float" office:value="0.011657556">
                <text:p>0.01165755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4.4123463">
                <text:p>4.4123463</text:p>
              </table:table-cell>
              <table:table-cell office:value-type="float" office:value="0.011665556">
                <text:p>0.01166555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4.6386205">
                <text:p>4.6386205</text:p>
              </table:table-cell>
              <table:table-cell office:value-type="float" office:value="0.011639556">
                <text:p>0.011639556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4.90025">
                <text:p>4.90025</text:p>
              </table:table-cell>
              <table:table-cell office:value-type="float" office:value="0.005806">
                <text:p>0.00580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4.9497475">
                <text:p>4.9497475</text:p>
              </table:table-cell>
              <table:table-cell office:value-type="float" office:value="0.017406">
                <text:p>0.017406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5.0982399">
                <text:p>5.0982399</text:p>
              </table:table-cell>
              <table:table-cell office:value-type="float" office:value="0.011615556">
                <text:p>0.011615556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5.3386562">
                <text:p>5.3386562</text:p>
              </table:table-cell>
              <table:table-cell office:value-type="float" office:value="0.011586222">
                <text:p>0.011586222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5.522504">
                <text:p>5.522504</text:p>
              </table:table-cell>
              <table:table-cell office:value-type="float" office:value="0.011690444">
                <text:p>0.011690444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5.6144278">
                <text:p>5.6144278</text:p>
              </table:table-cell>
              <table:table-cell office:value-type="float" office:value="0.011777556">
                <text:p>0.01177755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5.6568542">
                <text:p>5.6568542</text:p>
              </table:table-cell>
              <table:table-cell office:value-type="float" office:value="0.005934444">
                <text:p>0.00593444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5.7912045">
                <text:p>5.7912045</text:p>
              </table:table-cell>
              <table:table-cell office:value-type="float" office:value="0.011707556">
                <text:p>0.011707556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6.0386919">
                <text:p>6.0386919</text:p>
              </table:table-cell>
              <table:table-cell office:value-type="float" office:value="0.011714667">
                <text:p>0.011714667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6.1235447">
                <text:p>6.1235447</text:p>
              </table:table-cell>
              <table:table-cell office:value-type="float" office:value="0.005823778">
                <text:p>0.005823778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.1659711">
                <text:p>6.1659711</text:p>
              </table:table-cell>
              <table:table-cell office:value-type="float" office:value="0.011786889">
                <text:p>0.01178688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6.2861793">
                <text:p>6.2861793</text:p>
              </table:table-cell>
              <table:table-cell office:value-type="float" office:value="0.011731556">
                <text:p>0.011731556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6.363961">
                <text:p>6.363961</text:p>
              </table:table-cell>
              <table:table-cell office:value-type="float" office:value="0.005846667">
                <text:p>0.005846667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6.4841692">
                <text:p>6.4841692</text:p>
              </table:table-cell>
              <table:table-cell office:value-type="float" office:value="0.011723778">
                <text:p>0.011723778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6.7457987">
                <text:p>6.7457987</text:p>
              </table:table-cell>
              <table:table-cell office:value-type="float" office:value="0.023544222">
                <text:p>0.023544222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6.8165094">
                <text:p>6.8165094</text:p>
              </table:table-cell>
              <table:table-cell office:value-type="float" office:value="0.011735556">
                <text:p>0.01173555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6.9650018">
                <text:p>6.9650018</text:p>
              </table:table-cell>
              <table:table-cell office:value-type="float" office:value="0.011739556">
                <text:p>0.011739556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7.0710678">
                <text:p>7.0710678</text:p>
              </table:table-cell>
              <table:table-cell office:value-type="float" office:value="0.005854">
                <text:p>0.005854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7.1771338">
                <text:p>7.1771338</text:p>
              </table:table-cell>
              <table:table-cell office:value-type="float" office:value="0.011801777">
                <text:p>0.011801777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7.3468395">
                <text:p>7.3468395</text:p>
              </table:table-cell>
              <table:table-cell office:value-type="float" office:value="0.005911111">
                <text:p>0.005911111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7.3821948">
                <text:p>7.3821948</text:p>
              </table:table-cell>
              <table:table-cell office:value-type="float" office:value="0.011719556">
                <text:p>0.011719556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7.4529055">
                <text:p>7.4529055</text:p>
              </table:table-cell>
              <table:table-cell office:value-type="float" office:value="0.011706444">
                <text:p>0.011706444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7.4811897">
                <text:p>7.4811897</text:p>
              </table:table-cell>
              <table:table-cell office:value-type="float" office:value="0.011730889">
                <text:p>0.011730889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7.6508954">
                <text:p>7.6508954</text:p>
              </table:table-cell>
              <table:table-cell office:value-type="float" office:value="0.011783333">
                <text:p>0.011783333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7.7781746">
                <text:p>7.7781746</text:p>
              </table:table-cell>
              <table:table-cell office:value-type="float" office:value="0.005825333">
                <text:p>0.005825333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7.8771695">
                <text:p>7.8771695</text:p>
              </table:table-cell>
              <table:table-cell office:value-type="float" office:value="0.011722">
                <text:p>0.011722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7.9690934">
                <text:p>7.9690934</text:p>
              </table:table-cell>
              <table:table-cell office:value-type="float" office:value="0.011861111">
                <text:p>0.011861111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8.032733">
                <text:p>8.032733</text:p>
              </table:table-cell>
              <table:table-cell office:value-type="float" office:value="0.011857555">
                <text:p>0.011857555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8.1529412">
                <text:p>8.1529412</text:p>
              </table:table-cell>
              <table:table-cell office:value-type="float" office:value="0.023576444">
                <text:p>0.023576444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8.336789">
                <text:p>8.336789</text:p>
              </table:table-cell>
              <table:table-cell office:value-type="float" office:value="0.011846222">
                <text:p>0.011846222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8.4852814">
                <text:p>8.4852814</text:p>
              </table:table-cell>
              <table:table-cell office:value-type="float" office:value="0.005786889">
                <text:p>0.005786889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8.5701342">
                <text:p>8.5701342</text:p>
              </table:table-cell>
              <table:table-cell office:value-type="float" office:value="0.017684">
                <text:p>0.017684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8.6054895">
                <text:p>8.6054895</text:p>
              </table:table-cell>
              <table:table-cell office:value-type="float" office:value="0.011903111">
                <text:p>0.011903111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8.6903423">
                <text:p>8.6903423</text:p>
              </table:table-cell>
              <table:table-cell office:value-type="float" office:value="0.011882">
                <text:p>0.011882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8.8317637">
                <text:p>8.8317637</text:p>
              </table:table-cell>
              <table:table-cell office:value-type="float" office:value="0.011863777">
                <text:p>0.011863777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8.860048">
                <text:p>8.860048</text:p>
              </table:table-cell>
              <table:table-cell office:value-type="float" office:value="0.011736">
                <text:p>0.011736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9.0297536">
                <text:p>9.0297536</text:p>
              </table:table-cell>
              <table:table-cell office:value-type="float" office:value="0.011806889">
                <text:p>0.011806889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9.1923882">
                <text:p>9.1923882</text:p>
              </table:table-cell>
              <table:table-cell office:value-type="float" office:value="0.017735334">
                <text:p>0.017735334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9.2489567">
                <text:p>9.2489567</text:p>
              </table:table-cell>
              <table:table-cell office:value-type="float" office:value="0.011840222">
                <text:p>0.011840222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9.2701699">
                <text:p>9.2701699</text:p>
              </table:table-cell>
              <table:table-cell office:value-type="float" office:value="0.011718">
                <text:p>0.011718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9.3550227">
                <text:p>9.3550227</text:p>
              </table:table-cell>
              <table:table-cell office:value-type="float" office:value="0.011822444">
                <text:p>0.011822444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9.5105862">
                <text:p>9.5105862</text:p>
              </table:table-cell>
              <table:table-cell office:value-type="float" office:value="0.011857111">
                <text:p>0.011857111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9.5671547">
                <text:p>9.5671547</text:p>
              </table:table-cell>
              <table:table-cell office:value-type="float" office:value="0.011686223">
                <text:p>0.011686223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9.7227182">
                <text:p>9.7227182</text:p>
              </table:table-cell>
              <table:table-cell office:value-type="float" office:value="0.011788889">
                <text:p>0.011788889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9.8005">
                <text:p>9.8005</text:p>
              </table:table-cell>
              <table:table-cell office:value-type="float" office:value="0.005839333">
                <text:p>0.005839333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9.8217132">
                <text:p>9.8217132</text:p>
              </table:table-cell>
              <table:table-cell office:value-type="float" office:value="0.011748223">
                <text:p>0.011748223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9.8994949">
                <text:p>9.8994949</text:p>
              </table:table-cell>
              <table:table-cell office:value-type="float" office:value="0.017662667">
                <text:p>0.017662667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9.9772767">
                <text:p>9.9772767</text:p>
              </table:table-cell>
              <table:table-cell office:value-type="float" office:value="0.011831111">
                <text:p>0.011831111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10.0267742">
                <text:p>10.0267742</text:p>
              </table:table-cell>
              <table:table-cell office:value-type="float" office:value="0.011704">
                <text:p>0.011704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10.1964798">
                <text:p>10.1964798</text:p>
              </table:table-cell>
              <table:table-cell office:value-type="float" office:value="0.011714222">
                <text:p>0.011714222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10.2742615">
                <text:p>10.2742615</text:p>
              </table:table-cell>
              <table:table-cell office:value-type="float" office:value="0.011698667">
                <text:p>0.011698667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10.4156829">
                <text:p>10.4156829</text:p>
              </table:table-cell>
              <table:table-cell office:value-type="float" office:value="0.023488667">
                <text:p>0.023488667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10.4651804">
                <text:p>10.4651804</text:p>
              </table:table-cell>
              <table:table-cell office:value-type="float" office:value="0.011804666">
                <text:p>0.011804666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10.5571042">
                <text:p>10.5571042</text:p>
              </table:table-cell>
              <table:table-cell office:value-type="float" office:value="0.011770222">
                <text:p>0.011770222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10.6066017">
                <text:p>10.6066017</text:p>
              </table:table-cell>
              <table:table-cell office:value-type="float" office:value="0.005954444">
                <text:p>0.005954444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10.6773124">
                <text:p>10.6773124</text:p>
              </table:table-cell>
              <table:table-cell office:value-type="float" office:value="0.011683334">
                <text:p>0.011683334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10.6985256">
                <text:p>10.6985256</text:p>
              </table:table-cell>
              <table:table-cell office:value-type="float" office:value="0.011680445">
                <text:p>0.011680445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10.8823734">
                <text:p>10.8823734</text:p>
              </table:table-cell>
              <table:table-cell office:value-type="float" office:value="0.011727778">
                <text:p>0.011727778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10.9742972">
                <text:p>10.9742972</text:p>
              </table:table-cell>
              <table:table-cell office:value-type="float" office:value="0.011759111">
                <text:p>0.011759111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11.0237947">
                <text:p>11.0237947</text:p>
              </table:table-cell>
              <table:table-cell office:value-type="float" office:value="0.005826">
                <text:p>0.005826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11.0450079">
                <text:p>11.0450079</text:p>
              </table:table-cell>
              <table:table-cell office:value-type="float" office:value="0.011724">
                <text:p>0.011724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11.1157186">
                <text:p>11.1157186</text:p>
              </table:table-cell>
              <table:table-cell office:value-type="float" office:value="0.023532223">
                <text:p>0.02353222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11.2217846">
                <text:p>11.2217846</text:p>
              </table:table-cell>
              <table:table-cell office:value-type="float" office:value="0.011685333">
                <text:p>0.011685333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11.3137085">
                <text:p>11.3137085</text:p>
              </table:table-cell>
              <table:table-cell office:value-type="float" office:value="0.002909111">
                <text:p>0.002909111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11.3773481">
                <text:p>11.3773481</text:p>
              </table:table-cell>
              <table:table-cell office:value-type="float" office:value="0.01759089">
                <text:p>0.01759089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11.575338">
                <text:p>11.575338</text:p>
              </table:table-cell>
              <table:table-cell office:value-type="float" office:value="0.005815778">
                <text:p>0.005815778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11.6389776">
                <text:p>11.6389776</text:p>
              </table:table-cell>
              <table:table-cell office:value-type="float" office:value="0.011744444">
                <text:p>0.01174444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11.681404">
                <text:p>11.681404</text:p>
              </table:table-cell>
              <table:table-cell office:value-type="float" office:value="0.011799111">
                <text:p>0.011799111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11.7662568">
                <text:p>11.7662568</text:p>
              </table:table-cell>
              <table:table-cell office:value-type="float" office:value="0.011768889">
                <text:p>0.011768889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11.8935361">
                <text:p>11.8935361</text:p>
              </table:table-cell>
              <table:table-cell office:value-type="float" office:value="0.005902667">
                <text:p>0.005902667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12.2470895">
                <text:p>12.2470895</text:p>
              </table:table-cell>
              <table:table-cell office:value-type="float" office:value="0.005909778">
                <text:p>0.005909778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12.2683027">
                <text:p>12.2683027</text:p>
              </table:table-cell>
              <table:table-cell office:value-type="float" office:value="0.011803778">
                <text:p>0.011803778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12.3319423">
                <text:p>12.3319423</text:p>
              </table:table-cell>
              <table:table-cell office:value-type="float" office:value="0.005869556">
                <text:p>0.005869556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2.8622723">
                <text:p>12.8622723</text:p>
              </table:table-cell>
              <table:table-cell office:value-type="float" office:value="0.005898444">
                <text:p>0.005898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